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625in" fo:margin-left="0.2243in" fo:margin-top="0in" fo:margin-bottom="0in" table:align="left" style:writing-mode="lr-tb"/>
    </style:style>
    <style:style style:name="Table1.A" style:family="table-column">
      <style:table-column-properties style:column-width="1.7979in"/>
    </style:style>
    <style:style style:name="Table1.B" style:family="table-column">
      <style:table-column-properties style:column-width="1.9521in"/>
    </style:style>
    <style:style style:name="Table1.C" style:family="table-column">
      <style:table-column-properties style:column-width="1.6903in"/>
    </style:style>
    <style:style style:name="Table1.D" style:family="table-column">
      <style:table-column-properties style:column-width="2.1826in"/>
    </style:style>
    <style:style style:name="Table1.E" style:family="table-column">
      <style:table-column-properties style:column-width="1.1271in"/>
    </style:style>
    <style:style style:name="Table1.F" style:family="table-column">
      <style:table-column-properties style:column-width="0.9375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A2" style:family="table-cell">
      <style:table-cell-properties style:vertical-align="middle" fo:background-color="#d9d9d9" fo:padding-left="0.0785in" fo:padding-right="0.075in" fo:padding-top="0in" fo:padding-bottom="0in" fo:border="0.5pt solid #00000a">
        <style:background-image/>
      </style:table-cell-properties>
    </style:style>
    <style:style style:name="Table1.3" style:family="table-row">
      <style:table-row-properties style:min-row-height="3.1875in" fo:keep-together="auto"/>
    </style:style>
    <style:style style:name="Table1.A3" style:family="table-cell">
      <style:table-cell-properties fo:padding-left="0.0785in" fo:padding-right="0.075in" fo:padding-top="0in" fo:padding-bottom="0in" fo:border-left="0.5pt solid #00000a" fo:border-right="none" fo:border-top="0.5pt solid #00000a" fo:border-bottom="none"/>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E3" style:family="table-cell">
      <style:table-cell-properties fo:padding-left="0.0785in" fo:padding-right="0.075in" fo:padding-top="0in" fo:padding-bottom="0in" fo:border="0.5pt solid #00000a"/>
    </style:style>
    <style:style style:name="Table1.F3" style:family="table-cell">
      <style:table-cell-properties fo:padding-left="0.0785in" fo:padding-right="0.075in" fo:padding-top="0in" fo:padding-bottom="0in" fo:border="0.5pt solid #00000a"/>
    </style:style>
    <style:style style:name="Table1.G3" style:family="table-cell">
      <style:table-cell-properties fo:padding-left="0.0785in" fo:padding-right="0.075in" fo:padding-top="0in" fo:padding-bottom="0in" fo:border="0.5pt solid #00000a"/>
    </style:style>
    <style:style style:name="Table1.4" style:family="table-row">
      <style:table-row-properties style:min-row-height="4.4014in" fo:keep-together="auto"/>
    </style:style>
    <style:style style:name="Table1.A4" style:family="table-cell">
      <style:table-cell-properties fo:padding-left="0.0785in" fo:padding-right="0.075in" fo:padding-top="0in" fo:padding-bottom="0in" fo:border-left="0.5pt solid #00000a" fo:border-right="0.5pt solid #00000a" fo:border-top="none" fo:border-bottom="0.5pt solid #00000a"/>
    </style:style>
    <style:style style:name="Table1.B4" style:family="table-cell">
      <style:table-cell-properties fo:padding-left="0.0785in" fo:padding-right="0.075in" fo:padding-top="0in" fo:padding-bottom="0in" fo:border="0.5pt solid #00000a"/>
    </style:style>
    <style:style style:name="Table1.C4" style:family="table-cell">
      <style:table-cell-properties fo:padding-left="0.0785in" fo:padding-right="0.075in" fo:padding-top="0in" fo:padding-bottom="0in" fo:border="0.5pt solid #00000a"/>
    </style:style>
    <style:style style:name="Table1.D4" style:family="table-cell">
      <style:table-cell-properties fo:padding-left="0.0785in" fo:padding-right="0.075in" fo:padding-top="0in" fo:padding-bottom="0in" fo:border="0.5pt solid #00000a"/>
    </style:style>
    <style:style style:name="Table1.E4" style:family="table-cell">
      <style:table-cell-properties fo:padding-left="0.0785in" fo:padding-right="0.075in" fo:padding-top="0in" fo:padding-bottom="0in" fo:border="0.5pt solid #00000a"/>
    </style:style>
    <style:style style:name="Table1.F4" style:family="table-cell">
      <style:table-cell-properties fo:padding-left="0.0785in" fo:padding-right="0.075in" fo:padding-top="0in" fo:padding-bottom="0in" fo:border="0.5pt solid #00000a"/>
    </style:style>
    <style:style style:name="Table1.G4" style:family="table-cell">
      <style:table-cell-properties fo:padding-left="0.0785in" fo:padding-right="0.075in" fo:padding-top="0in" fo:padding-bottom="0in" fo:border="0.5pt solid #00000a"/>
    </style:style>
    <style:style style:name="Table1.5" style:family="table-row">
      <style:table-row-properties style:min-row-height="2.8125in" fo:keep-together="auto"/>
    </style:style>
    <style:style style:name="Table1.A5"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E5" style:family="table-cell">
      <style:table-cell-properties fo:padding-left="0.0785in" fo:padding-right="0.075in" fo:padding-top="0in" fo:padding-bottom="0in" fo:border="0.5pt solid #00000a"/>
    </style:style>
    <style:style style:name="Table1.F5" style:family="table-cell">
      <style:table-cell-properties fo:padding-left="0.0785in" fo:padding-right="0.075in" fo:padding-top="0in" fo:padding-bottom="0in" fo:border="0.5pt solid #00000a"/>
    </style:style>
    <style:style style:name="Table1.G5" style:family="table-cell">
      <style:table-cell-properties fo:padding-left="0.0785in" fo:padding-right="0.075in" fo:padding-top="0in" fo:padding-bottom="0in" fo:border="0.5pt solid #00000a"/>
    </style:style>
    <style:style style:name="Table1.6" style:family="table-row">
      <style:table-row-properties style:min-row-height="3.6514in" fo:keep-together="auto"/>
    </style:style>
    <style:style style:name="Table1.A6" style:family="table-cell">
      <style:table-cell-properties fo:padding-left="0.0785in" fo:padding-right="0.075in" fo:padding-top="0in" fo:padding-bottom="0in" fo:border-left="0.5pt solid #00000a" fo:border-right="0.5pt solid #00000a" fo:border-top="none" fo:border-bottom="0.5pt solid #00000a"/>
    </style:style>
    <style:style style:name="Table1.B6" style:family="table-cell">
      <style:table-cell-properties fo:padding-left="0.0785in" fo:padding-right="0.075in" fo:padding-top="0in" fo:padding-bottom="0in" fo:border="0.5pt solid #00000a"/>
    </style:style>
    <style:style style:name="Table1.C6" style:family="table-cell">
      <style:table-cell-properties fo:padding-left="0.0785in" fo:padding-right="0.075in" fo:padding-top="0in" fo:padding-bottom="0in" fo:border="0.5pt solid #00000a"/>
    </style:style>
    <style:style style:name="Table1.D6" style:family="table-cell">
      <style:table-cell-properties fo:padding-left="0.0785in" fo:padding-right="0.075in" fo:padding-top="0in" fo:padding-bottom="0in" fo:border="0.5pt solid #00000a"/>
    </style:style>
    <style:style style:name="Table1.E6" style:family="table-cell">
      <style:table-cell-properties fo:padding-left="0.0785in" fo:padding-right="0.075in" fo:padding-top="0in" fo:padding-bottom="0in" fo:border="0.5pt solid #00000a"/>
    </style:style>
    <style:style style:name="Table1.F6" style:family="table-cell">
      <style:table-cell-properties fo:padding-left="0.0785in" fo:padding-right="0.075in" fo:padding-top="0in" fo:padding-bottom="0in" fo:border="0.5pt solid #00000a"/>
    </style:style>
    <style:style style:name="Table1.G6" style:family="table-cell">
      <style:table-cell-properties fo:padding-left="0.0785in" fo:padding-right="0.075in" fo:padding-top="0in" fo:padding-bottom="0in" fo:border="0.5pt solid #00000a"/>
    </style:style>
    <style:style style:name="Table1.7" style:family="table-row">
      <style:table-row-properties style:min-row-height="3.6507in" fo:keep-together="auto"/>
    </style:style>
    <style:style style:name="Table1.A7" style:family="table-cell">
      <style:table-cell-properties fo:padding-left="0.0785in" fo:padding-right="0.075in" fo:padding-top="0in" fo:padding-bottom="0in" fo:border-left="0.5pt solid #00000a" fo:border-right="0.5pt solid #00000a" fo:border-top="none" fo:border-bottom="0.5pt solid #00000a"/>
    </style:style>
    <style:style style:name="Table1.B7" style:family="table-cell">
      <style:table-cell-properties fo:padding-left="0.0785in" fo:padding-right="0.075in" fo:padding-top="0in" fo:padding-bottom="0in" fo:border="0.5pt solid #00000a"/>
    </style:style>
    <style:style style:name="Table1.C7" style:family="table-cell">
      <style:table-cell-properties fo:padding-left="0.0785in" fo:padding-right="0.075in" fo:padding-top="0in" fo:padding-bottom="0in" fo:border="0.5pt solid #00000a"/>
    </style:style>
    <style:style style:name="Table1.D7" style:family="table-cell">
      <style:table-cell-properties fo:padding-left="0.0785in" fo:padding-right="0.075in" fo:padding-top="0in" fo:padding-bottom="0in" fo:border="0.5pt solid #00000a"/>
    </style:style>
    <style:style style:name="Table1.E7" style:family="table-cell">
      <style:table-cell-properties fo:padding-left="0.0785in" fo:padding-right="0.075in" fo:padding-top="0in" fo:padding-bottom="0in" fo:border="0.5pt solid #00000a"/>
    </style:style>
    <style:style style:name="Table1.F7" style:family="table-cell">
      <style:table-cell-properties fo:padding-left="0.0785in" fo:padding-right="0.075in" fo:padding-top="0in" fo:padding-bottom="0in" fo:border="0.5pt solid #00000a"/>
    </style:style>
    <style:style style:name="Table1.G7" style:family="table-cell">
      <style:table-cell-properties fo:padding-left="0.0785in" fo:padding-right="0.075in" fo:padding-top="0in" fo:padding-bottom="0in" fo:border="0.5pt solid #00000a"/>
    </style:style>
    <style:style style:name="Table11" style:family="table">
      <style:table-properties style:width="10.625in" fo:margin-left="0.2382in" fo:margin-top="0in" fo:margin-bottom="0in" table:align="left" style:writing-mode="lr-tb"/>
    </style:style>
    <style:style style:name="Table11.A" style:family="table-column">
      <style:table-column-properties style:column-width="5.2465in"/>
    </style:style>
    <style:style style:name="Table11.B" style:family="table-column">
      <style:table-column-properties style:column-width="5.378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fo:line-height="100%">
        <style:tab-stops>
          <style:tab-stop style:position="2in"/>
        </style:tab-stops>
      </style:paragraph-properties>
      <style:text-properties style:font-name="Times New Roman" fo:font-size="11pt" style:font-size-asian="11pt" style:font-name-complex="Times New Roman1" style:font-size-complex="11pt"/>
    </style:style>
    <style:style style:name="P3"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size-asian="11pt" style:font-name-complex="Times New Roman1" style:font-size-complex="11pt"/>
    </style:style>
    <style:style style:name="P4"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size-asian="11pt" style:font-size-complex="11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7d72a" officeooo:paragraph-rsid="001cb855" style:font-size-asian="11pt" style:font-name-complex="Times New Roman1" style:font-size-complex="11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916cb" officeooo:paragraph-rsid="001cb855" style:font-size-asian="11pt" style:font-name-complex="Times New Roman1" style:font-size-complex="11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name-asian="Times New Roman1" style:font-size-asian="11pt" style:font-name-complex="Times New Roman1" style:font-size-complex="11pt"/>
    </style:style>
    <style:style style:name="P8"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9" style:family="paragraph" style:parent-style-name="Standard">
      <style:paragraph-properties fo:margin-top="0in" fo:margin-bottom="0in" loext:contextual-spacing="false" fo:line-height="100%">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10"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style:text-position="0% 100%" style:font-name="Times New Roman" fo:font-size="10pt" fo:language="id" fo:country="ID" style:text-underline-style="none" fo:font-weight="bold" style:font-size-asian="10pt" style:font-weight-asian="bold" style:font-name-complex="Calibri1" style:font-size-complex="10pt" style:font-weight-complex="bold"/>
    </style:style>
    <style:style style:name="P11" style:family="paragraph" style:parent-style-name="Standard">
      <style:paragraph-properties fo:margin-top="0in" fo:margin-bottom="0in" loext:contextual-spacing="false" fo:line-height="100%" fo:orphans="0" fo:widows="0">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12" style:family="paragraph" style:parent-style-name="Standard">
      <style:text-properties style:font-name="Times New Roman" fo:font-size="11pt" style:font-size-asian="11pt" style:font-size-complex="11pt"/>
    </style:style>
    <style:style style:name="P13" style:family="paragraph" style:parent-style-name="Standard">
      <style:text-properties style:font-name="Times New Roman" fo:font-size="11pt" officeooo:paragraph-rsid="001cb855" style:font-size-asian="11pt" style:font-size-complex="11pt"/>
    </style:style>
    <style:style style:name="P14" style:family="paragraph" style:parent-style-name="Standard">
      <style:paragraph-properties fo:margin-left="0.8126in" fo:margin-right="0in" fo:line-height="100%" fo:text-indent="0in" style:auto-text-indent="false"/>
      <style:text-properties style:font-name="Times New Roman" fo:font-size="11pt" style:font-size-asian="11pt" style:font-size-complex="11pt"/>
    </style:style>
    <style:style style:name="P15" style:family="paragraph" style:parent-style-name="Standard">
      <style:paragraph-properties fo:margin-left="0.8126in" fo:margin-right="0in" fo:line-height="100%" fo:text-indent="0in" style:auto-text-indent="false">
        <style:tab-stops>
          <style:tab-stop style:position="2in"/>
        </style:tab-stops>
      </style:paragraph-properties>
      <style:text-properties style:font-name="Times New Roman" fo:font-size="11pt" style:font-size-asian="11pt" style:font-size-complex="11pt"/>
    </style:style>
    <style:style style:name="P16" style:family="paragraph" style:parent-style-name="Standard">
      <style:paragraph-properties fo:margin-top="0in" fo:margin-bottom="0in" loext:contextual-spacing="true" fo:line-height="100%"/>
      <style:text-properties fo:color="#000000" style:font-name="Times New Roman" fo:font-size="10pt" style:font-size-asian="10pt" style:font-name-complex="Calibri1" style:font-size-complex="10pt"/>
    </style:style>
    <style:style style:name="P17" style:family="paragraph" style:parent-style-name="Standard">
      <loext:graphic-properties draw:fill="solid" draw:fill-color="#ffffff"/>
      <style:paragraph-properties fo:margin-top="0in" fo:margin-bottom="0in" loext:contextual-spacing="true" fo:line-height="100%" fo:background-color="#ffffff"/>
      <style:text-properties fo:color="#000000" style:font-name="Times New Roman" fo:font-size="10pt" style:font-size-asian="10pt" style:font-name-complex="Calibri1" style:font-size-complex="10pt"/>
    </style:style>
    <style:style style:name="P18" style:family="paragraph" style:parent-style-name="List_20_Paragraph">
      <style:paragraph-properties fo:margin-top="0in" fo:margin-bottom="0in" loext:contextual-spacing="true" fo:line-height="100%"/>
      <style:text-properties fo:color="#000000" style:font-name="Times New Roman" fo:font-size="10pt" style:font-size-asian="10pt" style:font-name-complex="Calibri1" style:font-size-complex="10pt"/>
    </style:style>
    <style:style style:name="P19" style:family="paragraph" style:parent-style-name="List_20_Paragraph">
      <style:paragraph-properties fo:margin-top="0in" fo:margin-bottom="0in" loext:contextual-spacing="true" fo:line-height="100%"/>
      <style:text-properties fo:color="#000000" style:font-name="Times New Roman" fo:font-size="10pt" fo:language="id" fo:country="ID" style:font-size-asian="10pt" style:font-name-complex="Calibri1" style:font-size-complex="10pt"/>
    </style:style>
    <style:style style:name="P20" style:family="paragraph" style:parent-style-name="Standard">
      <loext:graphic-properties draw:fill="solid" draw:fill-color="#ffffff"/>
      <style:paragraph-properties fo:margin-left="0.1217in" fo:margin-right="0in" fo:margin-top="0in" fo:margin-bottom="0.111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21" style:family="paragraph" style:parent-style-name="Standard">
      <loext:graphic-properties draw:fill="solid" draw:fill-color="#ffffff"/>
      <style:paragraph-properties fo:margin-left="0.1217in" fo:margin-right="0in" fo:margin-top="0in" fo:margin-bottom="0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22" style:family="paragraph" style:parent-style-name="List_20_Paragraph">
      <style:paragraph-properties fo:margin-left="0.1217in" fo:margin-right="0in" fo:margin-top="0in" fo:margin-bottom="0in" loext:contextual-spacing="true" fo:line-height="100%" fo:orphans="0" fo:widows="0" fo:text-indent="0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23" style:family="paragraph" style:parent-style-name="Standard">
      <loext:graphic-properties draw:fill="solid" draw:fill-color="#ffffff"/>
      <style:paragraph-properties fo:margin-top="0in" fo:margin-bottom="0.111in" loext:contextual-spacing="true" fo:line-height="100%" fo:background-color="#ffffff"/>
      <style:text-properties fo:color="#000000" style:font-name="Times New Roman" fo:font-size="10pt" style:font-size-asian="10pt" style:font-name-complex="Calibri1" style:font-size-complex="10pt"/>
    </style:style>
    <style:style style:name="P24" style:family="paragraph" style:parent-style-name="Standard">
      <style:paragraph-properties fo:margin-left="0.0071in" fo:margin-right="0in" fo:margin-top="0in" fo:margin-bottom="0in" loext:contextual-spacing="true" fo:line-height="100%" fo:text-indent="0in" style:auto-text-indent="false"/>
      <style:text-properties fo:color="#000000" style:font-name="Times New Roman" fo:font-size="10pt" style:font-size-asian="10pt" style:font-size-complex="10pt"/>
    </style:style>
    <style:style style:name="P25" style:family="paragraph" style:parent-style-name="Standard">
      <style:paragraph-properties fo:margin-left="0.0071in" fo:margin-right="0in" fo:margin-top="0in" fo:margin-bottom="0in" loext:contextual-spacing="false" fo:line-height="100%" fo:text-indent="0in" style:auto-text-indent="false"/>
      <style:text-properties fo:color="#000000" style:font-name="Times New Roman" fo:font-size="10pt" fo:language="id" fo:country="ID" style:font-size-asian="10pt" style:font-name-complex="Calibri1" style:font-size-complex="10pt"/>
    </style:style>
    <style:style style:name="P26" style:family="paragraph" style:parent-style-name="Standard">
      <style:paragraph-properties fo:margin-top="0.0835in" fo:margin-bottom="0.0835in" loext:contextual-spacing="false" fo:line-height="100%">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27" style:family="paragraph" style:parent-style-name="Standard">
      <loext:graphic-properties draw:fill="solid" draw:fill-color="#ffffff"/>
      <style:paragraph-properties fo:margin-left="0.122in" fo:margin-right="0in" fo:margin-top="0in" fo:margin-bottom="0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28" style:family="paragraph" style:parent-style-name="List_20_Paragraph">
      <style:paragraph-properties fo:margin-left="0.1972in" fo:margin-right="0in" fo:margin-top="0in" fo:margin-bottom="0in" loext:contextual-spacing="true" fo:line-height="100%" fo:text-indent="0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29" style:family="paragraph" style:parent-style-name="List_20_Paragraph">
      <style:paragraph-properties fo:margin-left="0.1492in" fo:margin-right="0in" fo:margin-top="0.0835in" fo:margin-bottom="0in" loext:contextual-spacing="true" fo:line-height="100%" fo:text-indent="0in" style:auto-text-indent="false">
        <style:tab-stops>
          <style:tab-stop style:position="2in"/>
        </style:tab-stops>
      </style:paragraph-properties>
      <style:text-properties style:font-name="Times New Roman" fo:font-size="10pt" style:font-size-asian="10pt" style:font-name-complex="Calibri1" style:font-size-complex="10pt"/>
    </style:style>
    <style:style style:name="P30" style:family="paragraph" style:parent-style-name="List_20_Paragraph">
      <style:paragraph-properties fo:margin-left="0.1492in" fo:margin-right="0in" fo:margin-top="0.0835in" fo:margin-bottom="0in" loext:contextual-spacing="true" fo:line-height="100%" fo:text-indent="0in" style:auto-text-indent="false">
        <style:tab-stops>
          <style:tab-stop style:position="2in"/>
        </style:tab-stops>
      </style:paragraph-properties>
      <style:text-properties fo:color="#000000" style:font-name="Times New Roman" fo:font-size="10pt" style:font-size-asian="10pt" style:font-name-complex="Calibri1" style:font-size-complex="10pt"/>
    </style:style>
    <style:style style:name="P31" style:family="paragraph" style:parent-style-name="List_20_Paragraph">
      <style:paragraph-properties fo:margin-left="0.1492in" fo:margin-right="0in" fo:margin-top="0.0835in" fo:margin-bottom="0.0835in" loext:contextual-spacing="true" fo:line-height="100%" fo:text-indent="0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32" style:family="paragraph" style:parent-style-name="List_20_Paragraph">
      <style:paragraph-properties fo:margin-left="0.1492in" fo:margin-right="0in" fo:margin-top="0.0835in" fo:margin-bottom="0.0835in" loext:contextual-spacing="true" fo:line-height="100%" fo:text-indent="0in" style:auto-text-indent="false">
        <style:tab-stops>
          <style:tab-stop style:position="2in"/>
        </style:tab-stops>
      </style:paragraph-properties>
      <style:text-properties style:font-name="Times New Roman" fo:font-size="10pt" style:font-size-asian="10pt" style:font-name-complex="Calibri1" style:font-size-complex="10pt"/>
    </style:style>
    <style:style style:name="P33" style:family="paragraph" style:parent-style-name="List_20_Paragraph">
      <style:paragraph-properties fo:margin-left="0.2043in" fo:margin-right="0in" fo:margin-top="0in" fo:margin-bottom="0in" loext:contextual-spacing="true" fo:line-height="100%" fo:text-indent="0in" style:auto-text-indent="false"/>
      <style:text-properties fo:color="#000000" style:font-name="Times New Roman" fo:font-size="10pt" style:font-size-asian="10pt" style:font-name-complex="Calibri1" style:font-size-complex="10pt"/>
    </style:style>
    <style:style style:name="P34" style:family="paragraph" style:parent-style-name="Standard" style:master-page-name="Standard">
      <style:paragraph-properties fo:margin-top="0in" fo:margin-bottom="0.1665in" loext:contextual-spacing="false" fo:line-height="100%" fo:text-align="center" style:justify-single-word="false" style:page-number="auto"/>
      <style:text-properties style:font-name="Times New Roman" fo:font-size="11pt" fo:language="id" fo:country="ID" style:font-size-asian="11pt" style:font-name-complex="Calibri1" style:font-size-complex="11pt"/>
    </style:style>
    <style:style style:name="P35" style:family="paragraph" style:parent-style-name="Standard" style:list-style-name="WWNum2">
      <loext:graphic-properties draw:fill="none"/>
      <style:paragraph-properties fo:margin-top="0.0835in" fo:margin-bottom="0in" loext:contextual-spacing="false" fo:line-height="100%" fo:text-align="start" style:justify-single-word="false" fo:orphans="2" fo:widows="2" fo:background-color="transparent" style:writing-mode="lr-tb">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6" style:family="paragraph" style:parent-style-name="Standard" style:list-style-name="WWNum2">
      <loext:graphic-properties draw:fill="none"/>
      <style:paragraph-properties fo:margin-top="0.0835in" fo:margin-bottom="0in" loext:contextual-spacing="false" fo:line-height="100%" fo:text-align="start" style:justify-single-word="false" fo:orphans="2" fo:widows="2" fo:background-color="transparent" style:writing-mode="lr-tb">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7" style:family="paragraph" style:parent-style-name="Standard" style:list-style-name="WWNum3">
      <style:paragraph-properties fo:margin-top="0.0835in" fo:margin-bottom="0in" loext:contextual-spacing="false" fo:line-height="108%"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8" style:family="paragraph" style:parent-style-name="Standard" style:list-style-name="WWNum4">
      <style:paragraph-properties fo:margin-top="0.0835in" fo:margin-bottom="0in" loext:contextual-spacing="false" fo:line-height="108%"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39" style:family="paragraph" style:parent-style-name="Standard" style:list-style-name="WWNum4">
      <style:paragraph-properties fo:margin-top="0.0835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0" style:family="paragraph" style:parent-style-name="Standard" style:list-style-name="WWNum11">
      <style:paragraph-properties fo:margin-top="0.0835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1" style:family="paragraph" style:parent-style-name="Standard" style:list-style-name="WWNum3">
      <style:paragraph-properties fo:margin-top="0.0835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4158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2" style:family="paragraph" style:parent-style-name="Standard" style:list-style-name="WWNum11">
      <style:paragraph-properties fo:margin-top="0.0835in" fo:margin-bottom="0in" loext:contextual-spacing="false" fo:line-height="108%"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34158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3" style:family="paragraph" style:parent-style-name="Standard" style:list-style-name="WWNum14">
      <style:paragraph-properties fo:margin-top="0.0835in" fo:margin-bottom="0in" loext:contextual-spacing="false" fo:line-height="100%"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34158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4" style:family="paragraph" style:parent-style-name="Standard" style:list-style-name="WWNum16">
      <style:paragraph-properties fo:margin-top="0.0835in" fo:margin-bottom="0in" loext:contextual-spacing="false" fo:line-height="99%"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341583"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5" style:family="paragraph" style:parent-style-name="Standard" style:list-style-name="WWNum14">
      <style:paragraph-properties fo:margin-top="0.0835in" fo:margin-bottom="0in" loext:contextual-spacing="false" fo:line-height="108%"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6" style:family="paragraph" style:parent-style-name="Standard" style:list-style-name="WWNum16">
      <style:paragraph-properties fo:margin-top="0.0835in" fo:margin-bottom="0in" loext:contextual-spacing="false" fo:line-height="108%" fo:text-align="start" style:justify-single-word="false">
        <style:tab-stops>
          <style:tab-stop style:position="2in"/>
        </style:tab-stops>
      </style:paragraph-properties>
      <style:text-properties fo:color="#000000" style:text-outline="false" style:text-line-through-style="none" style:text-line-through-type="none" style:font-name="Times New Roman" fo:font-size="10pt" fo:font-style="normal" fo:text-shadow="none" style:text-underline-style="none" fo:font-weight="normal" officeooo:paragraph-rsid="00341583" style:font-size-asian="10pt" style:font-style-asian="normal" style:font-weight-asian="normal" style:font-name-complex="Calibri1" style:font-size-complex="10pt" style:font-style-complex="normal" style:font-weight-complex="normal" style:text-overline-style="none" style:text-overline-color="font-color"/>
    </style:style>
    <style:style style:name="P47" style:family="paragraph" style:parent-style-name="Standard" style:list-style-name="WWNum6">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48" style:family="paragraph" style:parent-style-name="Standard" style:list-style-name="WWNum6">
      <style:paragraph-properties fo:margin-left="0.2043in" fo:margin-right="0in" fo:margin-top="0in" fo:margin-bottom="0in" loext:contextual-spacing="true" fo:line-height="100%" fo:text-indent="-0.2043in" style:auto-text-indent="false"/>
      <style:text-properties style:font-name="Times New Roman" fo:font-size="10pt" style:font-size-asian="10pt" style:font-size-complex="10pt"/>
    </style:style>
    <style:style style:name="P49"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1217in" style:auto-text-indent="false" fo:background-color="#ffffff"/>
      <style:text-properties style:font-name="Times New Roman" fo:font-size="10pt" style:font-size-asian="10pt" style:font-size-complex="10pt"/>
    </style:style>
    <style:style style:name="P50" style:family="paragraph" style:parent-style-name="Standard" style:list-style-name="WWNum8">
      <loext:graphic-properties draw:fill="solid" draw:fill-color="#ffffff"/>
      <style:paragraph-properties fo:margin-left="0.122in" fo:margin-right="0in" fo:margin-top="0in" fo:margin-bottom="0.111in" loext:contextual-spacing="true" fo:line-height="100%" fo:text-indent="-0.122in" style:auto-text-indent="false" fo:background-color="#ffffff"/>
      <style:text-properties fo:color="#000000" style:font-name="Times New Roman" fo:font-size="10pt" style:font-size-asian="10pt" style:font-name-complex="Calibri1" style:font-size-complex="10pt"/>
    </style:style>
    <style:style style:name="P51" style:family="paragraph" style:parent-style-name="Standard" style:list-style-name="WWNum8">
      <loext:graphic-properties draw:fill="solid" draw:fill-color="#ffffff"/>
      <style:paragraph-properties fo:margin-left="0.122in" fo:margin-right="0in" fo:margin-top="0in" fo:margin-bottom="0in" loext:contextual-spacing="true" fo:line-height="100%" fo:text-indent="-0.122in" style:auto-text-indent="false" fo:background-color="#ffffff"/>
      <style:text-properties fo:color="#000000" style:font-name="Times New Roman" fo:font-size="10pt" style:font-size-asian="10pt" style:font-name-complex="Calibri1" style:font-size-complex="10pt"/>
    </style:style>
    <style:style style:name="P52" style:family="paragraph" style:parent-style-name="Standard" style:list-style-name="WWNum9">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53"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098in" style:auto-text-indent="false" fo:background-color="#ffffff"/>
      <style:text-properties style:font-name="Times New Roman" fo:font-size="10pt" style:font-size-asian="10pt" style:font-size-complex="10pt"/>
    </style:style>
    <style:style style:name="P54"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098in" style:auto-text-indent="false" fo:background-color="#ffffff"/>
      <style:text-properties fo:color="#000000" style:font-name="Times New Roman" fo:font-size="10pt" style:font-size-asian="10pt" style:font-name-complex="Calibri1" style:font-size-complex="10pt"/>
    </style:style>
    <style:style style:name="P55" style:family="paragraph" style:parent-style-name="Standard" style:list-style-name="WWNum8">
      <loext:graphic-properties draw:fill="solid" draw:fill-color="#ffffff"/>
      <style:paragraph-properties fo:margin-left="0.1217in" fo:margin-right="0in" fo:margin-top="0in" fo:margin-bottom="0in" loext:contextual-spacing="true" fo:line-height="100%" fo:text-indent="-0.098in" style:auto-text-indent="false" fo:background-color="#ffffff"/>
      <style:text-properties fo:color="#000000" style:font-name="Times New Roman" fo:font-size="10pt" fo:language="id" fo:country="ID" style:font-size-asian="10pt" style:font-name-complex="Calibri1" style:font-size-complex="10pt"/>
    </style:style>
    <style:style style:name="P56" style:family="paragraph" style:parent-style-name="List_20_Paragraph" style:list-style-name="WWNum6">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7" style:family="paragraph" style:parent-style-name="List_20_Paragraph" style:list-style-name="WWNum12">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8" style:family="paragraph" style:parent-style-name="List_20_Paragraph" style:list-style-name="WWNum17">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9" style:family="paragraph" style:parent-style-name="List_20_Paragraph" style:list-style-name="WWNum15">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60"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61"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7ea51" officeooo:paragraph-rsid="0017ea51" style:font-size-asian="10pt" style:font-name-complex="Calibri1" style:font-size-complex="10pt"/>
    </style:style>
    <style:style style:name="P62"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87052" officeooo:paragraph-rsid="00187052" style:font-size-asian="10pt" style:font-name-complex="Calibri1" style:font-size-complex="10pt"/>
    </style:style>
    <style:style style:name="P63"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a09ee" officeooo:paragraph-rsid="001a09ee" style:font-size-asian="10pt" style:font-name-complex="Calibri1" style:font-size-complex="10pt"/>
    </style:style>
    <style:style style:name="P64" style:family="paragraph" style:parent-style-name="List_20_Paragraph" style:list-style-name="WWNum9">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65" style:family="paragraph" style:parent-style-name="List_20_Paragraph" style:list-style-name="WWNum13">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66" style:family="paragraph" style:parent-style-name="List_20_Paragraph" style:list-style-name="WWNum15">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67" style:family="paragraph" style:parent-style-name="List_20_Paragraph" style:list-style-name="WWNum10">
      <style:paragraph-properties fo:margin-left="0.1217in" fo:margin-right="0in" fo:margin-top="0in" fo:margin-bottom="0in" loext:contextual-spacing="true" fo:line-height="100%" fo:orphans="0" fo:widows="0" fo:text-indent="-0.1217in" style:auto-text-indent="false">
        <style:tab-stops>
          <style:tab-stop style:position="0.8862in"/>
        </style:tab-stops>
      </style:paragraph-properties>
      <style:text-properties style:font-name="Times New Roman" fo:font-size="10pt" style:font-size-asian="10pt" style:font-size-complex="10pt"/>
    </style:style>
    <style:style style:name="P68" style:family="paragraph" style:parent-style-name="List_20_Paragraph" style:list-style-name="WWNum10">
      <style:paragraph-properties fo:margin-left="0.1217in" fo:margin-right="0in" fo:margin-top="0in" fo:margin-bottom="0in" loext:contextual-spacing="true" fo:line-height="100%" fo:orphans="0" fo:widows="0" fo:text-indent="-0.1217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69" style:family="paragraph" style:parent-style-name="List_20_Paragraph" style:list-style-name="WWNum10">
      <style:paragraph-properties fo:margin-left="0.122in" fo:margin-right="0in" fo:margin-top="0in" fo:margin-bottom="0in" loext:contextual-spacing="true" fo:line-height="100%" fo:orphans="0" fo:widows="0" fo:text-indent="-0.122in" style:auto-text-indent="false"/>
      <style:text-properties style:font-name="Times New Roman" fo:font-size="10pt" style:font-size-asian="10pt" style:font-size-complex="10pt"/>
    </style:style>
    <style:style style:name="P70" style:family="paragraph" style:parent-style-name="List_20_Paragraph" style:list-style-name="WWNum10">
      <style:paragraph-properties fo:margin-left="0.122in" fo:margin-right="0in" fo:margin-top="0in" fo:margin-bottom="0in" loext:contextual-spacing="true" fo:line-height="100%" fo:orphans="0" fo:widows="0" fo:text-indent="-0.122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71" style:family="paragraph" style:parent-style-name="List_20_Paragraph" style:list-style-name="WWNum17">
      <style:paragraph-properties fo:margin-left="0.2043in" fo:margin-right="-0.0752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T1" style:family="text">
      <style:text-properties fo:language="id" fo:country="ID" style:font-name-complex="Calibri1"/>
    </style:style>
    <style:style style:name="T2" style:family="text">
      <style:text-properties fo:language="id" fo:country="ID" officeooo:rsid="001ce964" style:font-name-complex="Calibri1"/>
    </style:style>
    <style:style style:name="T3" style:family="text">
      <style:text-properties fo:language="id" fo:country="ID" officeooo:rsid="001ea50c" style:font-name-complex="Calibri1"/>
    </style:style>
    <style:style style:name="T4" style:family="text">
      <style:text-properties fo:language="id" fo:country="ID" officeooo:rsid="002bacd5" style:font-name-complex="Calibri1"/>
    </style:style>
    <style:style style:name="T5" style:family="text">
      <style:text-properties fo:language="id" fo:country="ID" officeooo:rsid="003258f8" style:font-name-complex="Calibri1"/>
    </style:style>
    <style:style style:name="T6" style:family="text">
      <style:text-properties style:font-name-complex="Calibri1"/>
    </style:style>
    <style:style style:name="T7" style:family="text">
      <style:text-properties fo:color="#000000" style:font-name-complex="Calibri1"/>
    </style:style>
    <style:style style:name="T8" style:family="text">
      <style:text-properties fo:color="#000000" fo:font-style="italic" style:font-style-asian="italic" style:font-name-complex="Calibri1"/>
    </style:style>
    <style:style style:name="T9" style:family="text">
      <style:text-properties fo:color="#000000" fo:language="id" fo:country="ID"/>
    </style:style>
    <style:style style:name="T10" style:family="text">
      <style:text-properties fo:color="#000000" fo:language="id" fo:country="ID" style:font-name-complex="Calibri1"/>
    </style:style>
    <style:style style:name="T11" style:family="text">
      <style:text-properties style:font-name-complex="Times New Roman1"/>
    </style:style>
    <style:style style:name="T12" style:family="text">
      <style:text-properties officeooo:rsid="0017d72a" style:font-name-complex="Times New Roman1"/>
    </style:style>
    <style:style style:name="T13" style:family="text">
      <style:text-properties officeooo:rsid="001ad134" style:font-name-complex="Times New Roman1"/>
    </style:style>
    <style:style style:name="T14" style:family="text">
      <style:text-properties style:font-name-asian="Times New Roman1" style:font-name-complex="Times New Roman1"/>
    </style:style>
    <style:style style:name="T15" style:family="text">
      <style:text-properties officeooo:rsid="00344411"/>
    </style:style>
    <style:style style:name="T16" style:family="text">
      <style:text-properties officeooo:rsid="00348b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ILABUS <text:s/>MATA <text:s/>PELAJARAN</text:p>
      <text:p text:style-name="P14"><text:span text:style-name="T6">SATUAN PENDIDIKAN<text:tab/><text:tab/>: </text:span><text:span text:style-name="T1">SD Negeri 42 Kota Ternate</text:span></text:p>
      <text:p text:style-name="P14"><text:span text:style-name="T6">MATA PELAJARAN<text:tab/><text:tab/>: </text:span><text:span text:style-name="T1">Pendidikan Jasmani – Olahraga dan Kesehatan</text:span></text:p>
      <text:p text:style-name="P15"><text:span text:style-name="T6">KELAS / SEMESTER<text:tab/><text:tab/>: </text:span><text:span text:style-name="T5">V</text:span><text:span text:style-name="T4"> </text:span><text:span text:style-name="T1">/ </text:span><text:span text:style-name="T4">1</text:span></text:p>
      <text:p text:style-name="P15"><text:span text:style-name="T6">TAHUN PELAJARAN<text:tab/><text:tab/>: <text:s/></text:span><text:span text:style-name="T2">2018 / </text:span><text:span text:style-name="T3">2019</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header-rows>
          <table:table-row table:style-name="Table1.1">
            <table:table-cell table:style-name="Table1.A1" office:value-type="string">
              <text:p text:style-name="P10">KOMPETENSI INTI </text:p>
            </table:table-cell>
            <table:table-cell table:style-name="Table1.A1" office:value-type="string">
              <text:p text:style-name="P10">KOMPETENSI DASAR </text:p>
            </table:table-cell>
            <table:table-cell table:style-name="Table1.A1" office:value-type="string">
              <text:p text:style-name="P10">MATERI POKOK</text:p>
            </table:table-cell>
            <table:table-cell table:style-name="Table1.A1" office:value-type="string">
              <text:p text:style-name="P10">KEGIATAN PEMBELAJARAN</text:p>
            </table:table-cell>
            <table:table-cell table:style-name="Table1.A1" office:value-type="string">
              <text:p text:style-name="P10">PENILAIAN</text:p>
            </table:table-cell>
            <table:table-cell table:style-name="Table1.A1" office:value-type="string">
              <text:p text:style-name="P10">ALOKASI WAKTU</text:p>
            </table:table-cell>
            <table:table-cell table:style-name="Table1.A1" office:value-type="string">
              <text:p text:style-name="P10">SUMBER BELAJAR</text:p>
            </table:table-cell>
          </table:table-row>
          <table:table-row table:style-name="Table1.1">
            <table:table-cell table:style-name="Table1.A2" office:value-type="string">
              <text:p text:style-name="P8">1</text:p>
            </table:table-cell>
            <table:table-cell table:style-name="Table1.A2" office:value-type="string">
              <text:p text:style-name="P8">2</text:p>
            </table:table-cell>
            <table:table-cell table:style-name="Table1.A2" office:value-type="string">
              <text:p text:style-name="P8">3</text:p>
            </table:table-cell>
            <table:table-cell table:style-name="Table1.A2" office:value-type="string">
              <text:p text:style-name="P8">4</text:p>
            </table:table-cell>
            <table:table-cell table:style-name="Table1.A2" office:value-type="string">
              <text:p text:style-name="P8">5</text:p>
            </table:table-cell>
            <table:table-cell table:style-name="Table1.A2" office:value-type="string">
              <text:p text:style-name="P8">6</text:p>
            </table:table-cell>
            <table:table-cell table:style-name="Table1.A2" office:value-type="string">
              <text:p text:style-name="P8">7</text:p>
            </table:table-cell>
          </table:table-row>
        </table:table-header-rows>
        <table:table-row table:style-name="Table1.3">
          <table:table-cell table:style-name="Table1.A3" office:value-type="string">
            <text:list xml:id="list2497497125" text:style-name="WWNum2">
              <text:list-item>
                <text:p text:style-name="P35">Memahami pengetahuan faktual dengan cara mengamati dan <text:s/>menanya berdasarkan rasa ingin tahu tentang dirinya, makhluk ciptaan Tuhan dan kegiatannya, dan benda-benda yang dijumpainya di rumah, di sekolah dan tempat bermain</text:p>
              </text:list-item>
            </text:list>
            <text:p text:style-name="P28"/>
            <text:p text:style-name="P28"/>
            <text:list xml:id="list92926075139581" text:continue-numbering="true" text:style-name="WWNum2">
              <text:list-item>
                <text:p text:style-name="P36">Menyajikan pengetahuan faktual dalam bahasa yang jelas, sistematis dan logis, dalam karya yang estetis, dalam gerakan yang mencerminkan anak <text:soft-page-break/>sehat, dan dalam tindakan yang mencerminkan perilaku anak beriman dan berakhlak mulia</text:p>
              </text:list-item>
            </text:list>
            <text:p text:style-name="P9"/>
          </table:table-cell>
          <table:table-cell table:style-name="Table1.B3" office:value-type="string">
            <text:list xml:id="list2087439427" text:style-name="WWNum3">
              <text:list-item>
                <text:p text:style-name="P37">Memahami variasi gerak dasar lokomotor, non-lokomotor, dan manipulatif sesuai dengan konsep tubuh, ruang, usaha, dan keterhubungan dalam permainan bola besar sederhana dan atau tradisional*</text:p>
              </text:list-item>
            </text:list>
            <text:p text:style-name="P29"/>
            <text:list xml:id="list92925593272023" text:continue-numbering="true" text:style-name="WWNum3">
              <text:list-item>
                <text:p text:style-name="P41">Mempraktikkan variasi gerak dasar lokomotor, non-lokomotor, dan manipulatif sesuai dengan konsep tubuh, ruang, usaha, dan keterhubungan dalam permainan bola besar sederhana dan atau tradisional*</text:p>
              </text:list-item>
            </text:list>
          </table:table-cell>
          <table:table-cell table:style-name="Table1.C3" office:value-type="string">
            <text:list xml:id="list2755260095" text:style-name="WWNum6">
              <text:list-item>
                <text:p text:style-name="P56">Gerak dasar jalan</text:p>
              </text:list-item>
              <text:list-item>
                <text:p text:style-name="P56">Gerak dasar lari</text:p>
              </text:list-item>
              <text:list-item>
                <text:p text:style-name="P56">Gerak dasar lompat</text:p>
              </text:list-item>
              <text:list-item>
                <text:p text:style-name="P56">Gerak dasar loncat</text:p>
              </text:list-item>
              <text:list-item>
                <text:p text:style-name="P47">Gerak dasar berjingkat</text:p>
              </text:list-item>
              <text:list-item>
                <text:p text:style-name="P47">Gerak dasar berderap,</text:p>
              </text:list-item>
              <text:list-item>
                <text:p text:style-name="P48"><text:span text:style-name="T7">Gerak dasar </text:span><text:span text:style-name="T8">skipping</text:span></text:p>
              </text:list-item>
              <text:list-item>
                <text:p text:style-name="P48"><text:span text:style-name="T7">Gerak dasar </text:span><text:span text:style-name="T8">slidding</text:span></text:p>
              </text:list-item>
              <text:list-item>
                <text:p text:style-name="P47">Memadukan konsep gerak</text:p>
              </text:list-item>
            </text:list>
            <text:p text:style-name="P18"/>
            <text:p text:style-name="P16"/>
          </table:table-cell>
          <table:table-cell table:style-name="Table1.D3" office:value-type="string">
            <text:list xml:id="list4145954042" text:style-name="WWNum8">
              <text:list-item>
                <text:p text:style-name="P49"><text:span text:style-name="T7">Siswa menyimak informasi dan peragaan materi tentang gerak berjalan, berlari, melompat, loncat, berjingkat, berderap, </text:span><text:span text:style-name="T8">skipping, slidding</text:span><text:span text:style-name="T7"> dan memadukan konsep gerak keberbagai arah dan kecepatan.</text:span></text:p>
              </text:list-item>
            </text:list>
            <text:p text:style-name="P20"/>
            <text:list xml:id="list92924965134924" text:continue-numbering="true" text:style-name="WWNum8">
              <text:list-item>
                <text:p text:style-name="P49"><text:span text:style-name="T7">Siswa mencoba dan melakukan gerak berjalan, berlari, melompat, loncat, berjingkat, berderap, </text:span><text:span text:style-name="T8">skipping, slidding</text:span><text:span text:style-name="T7"> dan memadukan konsep gerak keberbagai arah dan kecepatan secara berulang-ulang.</text:span></text:p>
              </text:list-item>
            </text:list>
            <text:p text:style-name="P20"/>
            <text:list xml:id="list92926290041995" text:continue-numbering="true" text:style-name="WWNum8">
              <text:list-item>
                <text:p text:style-name="P49"><text:span text:style-name="T7">Siswa mendapatkan umpan balik dari diri sendiri, teman dalam kelompok, dan guru</text:span><text:span text:style-name="T10">.</text:span></text:p>
              </text:list-item>
            </text:list>
            <text:p text:style-name="P20"/>
            <text:list xml:id="list92925078935058" text:continue-numbering="true" text:style-name="WWNum8">
              <text:list-item>
                <text:p text:style-name="P49"><text:span text:style-name="T7">Siswa </text:span><text:span text:style-name="T10">m</text:span><text:span text:style-name="T7">emperagakan hasil belajar gerak dasar lokomotor dalam berbagai bentuk permainan sederhana dan atau tradisional (kucing dan tikus, menjala ikan, </text:span><text:soft-page-break/><text:span text:style-name="T7">dan lain-lain) dilandasi nilai-nilai disiplin</text:span><text:span text:style-name="T10">,</text:span><text:span text:style-name="T7"> percaya diri, tanggung jawab, sungguh-sungguh, dan kerja sama.</text:span></text:p>
              </text:list-item>
            </text:list>
          </table:table-cell>
          <table:table-cell table:style-name="Table1.E3" office:value-type="string">
            <text:list xml:id="list92926590559892" text:continue-numbering="true" text:style-name="WWNum8">
              <text:list-item>
                <text:p text:style-name="P50">Hasil belajar siswa dinilai selama proses dan di akhir pembelajaran</text:p>
              </text:list-item>
            </text:list>
            <text:p text:style-name="P23"/>
            <text:p text:style-name="P9"/>
          </table:table-cell>
          <table:table-cell table:style-name="Table1.F3" office:value-type="string">
            <text:p text:style-name="P8">12 Jam</text:p>
          </table:table-cell>
          <table:table-cell table:style-name="Table1.G3" office:value-type="string">
            <text:list xml:id="list4005550345" text:style-name="WWNum20">
              <text:list-item>
                <text:p text:style-name="P60">Buku guru</text:p>
              </text:list-item>
              <text:list-item>
                <text:p text:style-name="P60">Buku siswa</text:p>
              </text:list-item>
              <text:list-item>
                <text:p text:style-name="P61">Konteks yang relevan / sesuai</text:p>
              </text:list-item>
            </text:list>
          </table:table-cell>
        </table:table-row>
        <table:table-row table:style-name="Table1.4">
          <table:table-cell table:style-name="Table1.A7" table:number-rows-spanned="4" office:value-type="string">
            <text:p text:style-name="P9"/>
          </table:table-cell>
          <table:table-cell table:style-name="Table1.B4" office:value-type="string">
            <text:list xml:id="list757753882" text:style-name="WWNum4">
              <text:list-item>
                <text:p text:style-name="P39">Memahami variasi gerak dasar lokomotor, non-lokomotor, dan manipulatif sesuai dengan konsep tubuh, ruang, usaha, dan keterhubungan dalam permainan bola kecil sederhana dan atau tradisional*</text:p>
              </text:list-item>
            </text:list>
            <text:p text:style-name="P29"/>
            <text:list xml:id="list92925791538418" text:continue-numbering="true" text:style-name="WWNum4">
              <text:list-item>
                <text:p text:style-name="P38">Mempraktikkan variasi gerak dasar lokomotor, non-lokomotor, dan manipulatif sesuai dengan konsep tubuh, ruang, usaha, dan keterhubungan dalam permainan bola kecil sederhana dan atau tradisional*</text:p>
              </text:list-item>
            </text:list>
            <text:p text:style-name="P29"/>
          </table:table-cell>
          <table:table-cell table:style-name="Table1.C4" office:value-type="string">
            <text:list xml:id="list1108481716" text:style-name="WWNum9">
              <text:list-item>
                <text:p text:style-name="P64">Memutar </text:p>
              </text:list-item>
              <text:list-item>
                <text:p text:style-name="P64">Mengayun </text:p>
              </text:list-item>
              <text:list-item>
                <text:p text:style-name="P64">Menekuk </text:p>
              </text:list-item>
              <text:list-item>
                <text:p text:style-name="P64">Menarik </text:p>
              </text:list-item>
              <text:list-item>
                <text:p text:style-name="P64">Meliuk </text:p>
              </text:list-item>
              <text:list-item>
                <text:p text:style-name="P52">Menggoyang</text:p>
              </text:list-item>
              <text:list-item>
                <text:p text:style-name="P52">Memilin</text:p>
              </text:list-item>
              <text:list-item>
                <text:p text:style-name="P52">Mengedang</text:p>
              </text:list-item>
              <text:list-item>
                <text:p text:style-name="P52">Mengkerut</text:p>
              </text:list-item>
              <text:list-item>
                <text:p text:style-name="P52">Menekuk</text:p>
              </text:list-item>
              <text:list-item>
                <text:p text:style-name="P52">Melenting</text:p>
              </text:list-item>
              <text:list-item>
                <text:p text:style-name="P52">Memadukan konsep gerak</text:p>
              </text:list-item>
            </text:list>
            <text:p text:style-name="P24"/>
          </table:table-cell>
          <table:table-cell table:style-name="Table1.D4" office:value-type="string">
            <text:list xml:id="list2269204277" text:style-name="WWNum10">
              <text:list-item>
                <text:p text:style-name="P67"><text:span text:style-name="T10">Siswa menyimak informasi dan peragaan materi tentang gerakan </text:span><text:span text:style-name="T7">memutar badan dan mengayun tangan ke</text:span><text:span text:style-name="T10"> </text:span><text:span text:style-name="T7">arah kiri/kanan, menekuk dengan satu/dua kaki, menarik dengan alat/</text:span><text:span text:style-name="T10"> </text:span><text:span text:style-name="T7">tali, meliukan badan, menggoyang, memilin,</text:span><text:span text:style-name="T10"> </text:span><text:span text:style-name="T7">mengedang, mengkerut, menekuk, melenting dan memadukan kondep gerak</text:span><text:span text:style-name="T10">.</text:span></text:p>
              </text:list-item>
            </text:list>
            <text:p text:style-name="P22"/>
            <text:list xml:id="list92925240337172" text:continue-numbering="true" text:style-name="WWNum10">
              <text:list-item>
                <text:p text:style-name="P67"><text:span text:style-name="T10">Siswa mencoba gerakan </text:span><text:span text:style-name="T7">memutar badan dan mengayun tangan ke</text:span><text:span text:style-name="T10"> </text:span><text:span text:style-name="T7">arah kiri/kanan, menekuk dengan satu/dua kaki, menarik dengan alat/tali, meliukan badan, menggoyang, memilin,</text:span><text:span text:style-name="T10"> </text:span><text:span text:style-name="T7">mengedang, mengkerut, menekuk, melenting dan memadukan kondep gerak</text:span><text:span text:style-name="T10"> yang telah diperagakan oleh guru</text:span><text:span text:style-name="T7"> secara berulang-ulang.</text:span></text:p>
              </text:list-item>
            </text:list>
            <text:p text:style-name="P19"/>
            <text:list xml:id="list92926248940435" text:continue-numbering="true" text:style-name="WWNum10">
              <text:list-item>
                <text:p text:style-name="P67"><text:span text:style-name="T10">Siswa mempraktikkan secara berulang berbagai gerakan </text:span><text:span text:style-name="T7">memutar badan dan mengayun tangan ke</text:span><text:span text:style-name="T10"> </text:span><text:span text:style-name="T7">arah kiri/kanan, menekuk dengan satu/dua kaki, </text:span><text:soft-page-break/><text:span text:style-name="T7">menarik dengan alat/tali, meliukan badan, menggoyang, memilin,</text:span><text:span text:style-name="T10"> </text:span><text:span text:style-name="T7">mengedang, mengkerut, menekuk, melenting dan memadukan kon</text:span><text:span text:style-name="T10">s</text:span><text:span text:style-name="T7">ep gerak</text:span><text:span text:style-name="T10"> sesuai dengan komando dan giliran yang diberikan oleh guru dilandasi nilai-nilai disiplin, percaya diri, sungguh-sungguh, dan kerja sama.</text:span></text:p>
              </text:list-item>
            </text:list>
            <text:p text:style-name="P19"/>
            <text:list xml:id="list92926647255213" text:continue-numbering="true" text:style-name="WWNum10">
              <text:list-item>
                <text:p text:style-name="P68">Siswa menerima umpan balik secara langsung maupun tertunda dari guru secara klasikal.</text:p>
              </text:list-item>
            </text:list>
            <text:p text:style-name="P11"/>
          </table:table-cell>
          <table:table-cell table:style-name="Table1.E4" office:value-type="string">
            <text:list xml:id="list92926323498728" text:continue-numbering="true" text:style-name="WWNum10">
              <text:list-item>
                <text:p text:style-name="P69"><text:span text:style-name="T10">Hasil belajar siswa dinilai selama proses dan di akhir pembelajaran</text:span><text:span text:style-name="T9">.</text:span></text:p>
              </text:list-item>
            </text:list>
            <text:p text:style-name="P9"/>
          </table:table-cell>
          <table:table-cell table:style-name="Table1.F4" office:value-type="string">
            <text:p text:style-name="P9">12 Jam</text:p>
          </table:table-cell>
          <table:table-cell table:style-name="Table1.G4" office:value-type="string">
            <text:list xml:id="list92926143237000" text:continue-list="list4005550345" text:style-name="WWNum20">
              <text:list-item>
                <text:p text:style-name="P60">Buku guru</text:p>
              </text:list-item>
              <text:list-item>
                <text:p text:style-name="P60">Buku siswa</text:p>
              </text:list-item>
              <text:list-item>
                <text:p text:style-name="P61">Konteks yang relevan / sesuai</text:p>
              </text:list-item>
            </text:list>
          </table:table-cell>
        </table:table-row>
        <table:table-row table:style-name="Table1.5">
          <table:covered-table-cell/>
          <table:table-cell table:style-name="Table1.B5" office:value-type="string">
            <text:list xml:id="list2049979852" text:style-name="WWNum11">
              <text:list-item>
                <text:p text:style-name="P40">Memahami variasi gerak dasar <text:s/>jalan, lari, <text:s/>lompat, dan lempar melalui permainan/olahraga yang dimodifikasi dan atau olahraga tradisional</text:p>
              </text:list-item>
            </text:list>
            <text:p text:style-name="P31"/>
            <text:list xml:id="list92925896786463" text:continue-numbering="true" text:style-name="WWNum11">
              <text:list-item>
                <text:p text:style-name="P42">Mempraktikkan variasi pola dasar <text:s/>jalan, lari, <text:s/>lompat, dan lempar melalui permainan/olahraga yang dimodifikasi dan atau olahraga tradisional</text:p>
              </text:list-item>
            </text:list>
            <text:p text:style-name="P26"/>
          </table:table-cell>
          <table:table-cell table:style-name="Table1.C5" office:value-type="string">
            <text:list xml:id="list611334199" text:style-name="WWNum13">
              <text:list-item>
                <text:p text:style-name="P65">Melempar </text:p>
              </text:list-item>
            </text:list>
            <text:list xml:id="list2468067984" text:style-name="WWNum12">
              <text:list-item>
                <text:p text:style-name="P57">Melambungkan </text:p>
              </text:list-item>
              <text:list-item>
                <text:p text:style-name="P57">Menangkap </text:p>
              </text:list-item>
              <text:list-item>
                <text:p text:style-name="P57">Menendang</text:p>
              </text:list-item>
              <text:list-item>
                <text:p text:style-name="P57">Memukul</text:p>
              </text:list-item>
              <text:list-item>
                <text:p text:style-name="P57">Menggiring</text:p>
              </text:list-item>
            </text:list>
            <text:list xml:id="list92924582991955" text:continue-list="list1108481716" text:style-name="WWNum9">
              <text:list-item>
                <text:p text:style-name="P64">Memadukan konsep gerak</text:p>
              </text:list-item>
            </text:list>
            <text:p text:style-name="P25"/>
          </table:table-cell>
          <table:table-cell table:style-name="Table1.D5" office:value-type="string">
            <text:list xml:id="list92924836181145" text:continue-list="list92926323498728" text:style-name="WWNum10">
              <text:list-item>
                <text:p text:style-name="P68">Siswa menyimak informasi dan peragaan materi tentang gerakan melempar, melambungkan, menangkap, menendang, memukul, menggiring, dan memadukan konsep gerak.</text:p>
              </text:list-item>
              <text:list-item>
                <text:p text:style-name="P67"><text:span text:style-name="T10">Siswa mencoba gerakan melempar, melambungkan, menangkap, menendang, memukul, menggiring, dan memadukan konsep gerak yang telah diperagakan oleh guru</text:span><text:span text:style-name="T7"> secara berulang-ulang.</text:span><text:span text:style-name="T10">.</text:span></text:p>
              </text:list-item>
              <text:list-item>
                <text:p text:style-name="P68">Siswa mempraktikkan secara berulang berbagai gerakan melempar, melambungkan, menangkap, menendang, memukul, menggiring, dan memadukan konsep gerak sesuai dengan komando dan giliran yang diberikan oleh guru dilandasi <text:soft-page-break/>nilai-nilai disiplin, percaya diri, sungguh-sungguh, dan kerja sama.</text:p>
              </text:list-item>
              <text:list-item>
                <text:p text:style-name="P68">Siswa menerima umpan balik secara langsung maupun tertunda dari guru secara klasikal.</text:p>
              </text:list-item>
            </text:list>
            <text:p text:style-name="P11"/>
          </table:table-cell>
          <table:table-cell table:style-name="Table1.E5" office:value-type="string">
            <text:list xml:id="list92925317571852" text:continue-numbering="true" text:style-name="WWNum10">
              <text:list-item>
                <text:p text:style-name="P70">Hasil belajar siswa dinilai selama proses dan di akhir pembelajaran.</text:p>
              </text:list-item>
            </text:list>
            <text:p text:style-name="P11"/>
          </table:table-cell>
          <table:table-cell table:style-name="Table1.F5" office:value-type="string">
            <text:p text:style-name="P8">12 Jam</text:p>
          </table:table-cell>
          <table:table-cell table:style-name="Table1.G5" office:value-type="string">
            <text:list xml:id="list92926273220127" text:continue-list="list92926143237000" text:style-name="WWNum20">
              <text:list-item>
                <text:p text:style-name="P60">Buku guru</text:p>
              </text:list-item>
              <text:list-item>
                <text:p text:style-name="P60">Buku siswa</text:p>
              </text:list-item>
              <text:list-item>
                <text:p text:style-name="P62">Konteks yang relevan / sesuai</text:p>
              </text:list-item>
            </text:list>
          </table:table-cell>
        </table:table-row>
        <table:table-row table:style-name="Table1.6">
          <table:covered-table-cell/>
          <table:table-cell table:style-name="Table1.B6" office:value-type="string">
            <text:list xml:id="list1720691748" text:style-name="WWNum14">
              <text:list-item>
                <text:p text:style-name="P43">Menerapkan gerak dasar lokomotor dan non-lokomotor untuk membentuk gerak dasar seni beladiri**</text:p>
              </text:list-item>
            </text:list>
            <text:p text:style-name="P32"/>
            <text:list xml:id="list92924662082807" text:continue-numbering="true" text:style-name="WWNum14">
              <text:list-item>
                <text:p text:style-name="P45">Mempraktikkan gerak dasar lokomotor dan non lokomotor untuk membentuk gerak dasar seni beladiri**</text:p>
              </text:list-item>
            </text:list>
            <text:p text:style-name="P26"/>
          </table:table-cell>
          <table:table-cell table:style-name="Table1.C6" office:value-type="string">
            <text:list xml:id="list3058722681" text:style-name="WWNum15">
              <text:list-item>
                <text:p text:style-name="P66">Duduk</text:p>
              </text:list-item>
              <text:list-item>
                <text:p text:style-name="P66">Membaca Buku</text:p>
              </text:list-item>
              <text:list-item>
                <text:p text:style-name="P66">Berdiri</text:p>
              </text:list-item>
              <text:list-item>
                <text:p text:style-name="P66">Jalan</text:p>
              </text:list-item>
              <text:list-item>
                <text:p text:style-name="P66">Telungkup</text:p>
              </text:list-item>
              <text:list-item>
                <text:p text:style-name="P66">Terlentang</text:p>
              </text:list-item>
              <text:list-item>
                <text:p text:style-name="P66">Bertumpu</text:p>
              </text:list-item>
            </text:list>
            <text:p text:style-name="P33"/>
          </table:table-cell>
          <table:table-cell table:style-name="Table1.D6" office:value-type="string">
            <text:list xml:id="list92925968433244" text:continue-list="list92926590559892" text:style-name="WWNum8">
              <text:list-item>
                <text:p text:style-name="P53"><text:span text:style-name="T7">Siswa menyimak informasi dan peragaan materi tentang menjaga sikap tubuh </text:span><text:span text:style-name="T10">(</text:span><text:span text:style-name="T7">duduk, membaca, berdiri, jalan, telungkup, terlentang, bertumpu</text:span><text:span text:style-name="T10">)</text:span><text:span text:style-name="T7"> dan bergerak dengan lentur serta seimbang dengan posisi dan koordinasi yang baik.</text:span></text:p>
              </text:list-item>
            </text:list>
            <text:p text:style-name="P20"/>
            <text:list xml:id="list92926601542415" text:continue-numbering="true" text:style-name="WWNum8">
              <text:list-item>
                <text:p text:style-name="P54">Siswa mencoba dan melakukan menjaga sikap tubuh duduk, membaca, berdiri, jalan, telungkup, terlentang, bertumpu dan bergerak dengan lentur serta seimbang dengan posisi dan koordinasi yang baik dalam waktu tertentu secara berulang-ulang.</text:p>
              </text:list-item>
            </text:list>
            <text:p text:style-name="P23"/>
            <text:list xml:id="list92926538757748" text:continue-numbering="true" text:style-name="WWNum8">
              <text:list-item>
                <text:p text:style-name="P53"><text:span text:style-name="T7">Siswa mendapatkan umpan balik dari diri sendiri, teman dalam kelompok, dan guru</text:span><text:span text:style-name="T10">.</text:span></text:p>
              </text:list-item>
            </text:list>
            <text:p text:style-name="P23"/>
            <text:list xml:id="list92926573912407" text:continue-list="list92925317571852" text:style-name="WWNum10">
              <text:list-item>
                <text:p text:style-name="P67"><text:span text:style-name="T7">Siswa </text:span><text:span text:style-name="T10">m</text:span><text:span text:style-name="T7">emperagakan hasil belajar tentang gerak menjaga sikap tubuh (duduk, membaca, berdiri, jalan, telungkup, terlentang, bertumpu), dan </text:span><text:soft-page-break/><text:span text:style-name="T7">bergerak secara lentur serta seimbang dalam rangka pembentukan tubuh melalui permainan sederhana dan atau tradisional dilandasi nilai-nilai </text:span><text:span text:style-name="T10">disiplin, percaya diri, sungguh-sungguh, dan kerja sama</text:span><text:span text:style-name="T7">.</text:span></text:p>
              </text:list-item>
            </text:list>
            <text:p text:style-name="P11"/>
          </table:table-cell>
          <table:table-cell table:style-name="Table1.E6" office:value-type="string">
            <text:list xml:id="list92926486205081" text:continue-list="list92926538757748" text:style-name="WWNum8">
              <text:list-item>
                <text:p text:style-name="P51">Hasil belajar siswa dinilai selama proses dan di akhir pembelajaran</text:p>
              </text:list-item>
            </text:list>
            <text:p text:style-name="P17"/>
          </table:table-cell>
          <table:table-cell table:style-name="Table1.F6" office:value-type="string">
            <text:p text:style-name="P8"><text:span text:style-name="T15">12 </text:span>Jam</text:p>
          </table:table-cell>
          <table:table-cell table:style-name="Table1.G6" office:value-type="string">
            <text:list xml:id="list92924589615826" text:continue-list="list92926273220127" text:style-name="WWNum20">
              <text:list-item>
                <text:p text:style-name="P60">Buku guru</text:p>
              </text:list-item>
              <text:list-item>
                <text:p text:style-name="P60">Buku siswa</text:p>
              </text:list-item>
              <text:list-item>
                <text:p text:style-name="P62">Konteks yang relevan / sesuai</text:p>
              </text:list-item>
            </text:list>
          </table:table-cell>
        </table:table-row>
        <table:table-row table:style-name="Table1.7">
          <table:covered-table-cell/>
          <table:table-cell table:style-name="Table1.B7" office:value-type="string">
            <text:list xml:id="list1776493495" text:style-name="WWNum16">
              <text:list-item>
                <text:p text:style-name="P44"><text:span text:style-name="T7">Memahami berbagai bentuk aktivitas kebugaran jasmani melalui berbagai latihan; daya tahan, kekuatan, kecepatan, <text:s/>dan kelincahan <text:s/>untuk mencapai berat badan ideal</text:span></text:p>
              </text:list-item>
            </text:list>
            <text:p text:style-name="P30"/>
            <text:list xml:id="list92925202291313" text:continue-numbering="true" text:style-name="WWNum16">
              <text:list-item>
                <text:p text:style-name="P46">Mempraktikkan berbagai aktivitas kebugaran jasmani melalui berbagai bentuk latihan; daya tahan, kekuatan, kecepatan, <text:s/>dan kelincahan <text:s/>untuk mencapai berat badan ideal <text:s/></text:p>
              </text:list-item>
            </text:list>
          </table:table-cell>
          <table:table-cell table:style-name="Table1.C7" office:value-type="string">
            <text:list xml:id="list3093648228" text:style-name="WWNum17">
              <text:list-item>
                <text:p text:style-name="P58">Bertumpu</text:p>
              </text:list-item>
              <text:list-item>
                <text:p text:style-name="P58">Bergantung</text:p>
              </text:list-item>
              <text:list-item>
                <text:p text:style-name="P71">Berdiri satu kaki/ keseimbangan</text:p>
              </text:list-item>
              <text:list-item>
                <text:p text:style-name="P58">Berputar</text:p>
              </text:list-item>
              <text:list-item>
                <text:p text:style-name="P58">Mengayun</text:p>
              </text:list-item>
              <text:list-item>
                <text:p text:style-name="P58">Menolak</text:p>
              </text:list-item>
              <text:list-item>
                <text:p text:style-name="P58">Melayang</text:p>
              </text:list-item>
            </text:list>
            <text:list xml:id="list92926401546889" text:continue-list="list3058722681" text:style-name="WWNum15">
              <text:list-item>
                <text:p text:style-name="P59">Mendarat</text:p>
              </text:list-item>
            </text:list>
          </table:table-cell>
          <table:table-cell table:style-name="Table1.D7" office:value-type="string">
            <text:list xml:id="list92925552195852" text:continue-list="list92926573912407" text:style-name="WWNum10">
              <text:list-item>
                <text:p text:style-name="P67"><text:span text:style-name="T10">Siswa menyimak informasi dan peragaan materi tentang berbagai </text:span><text:span text:style-name="T7">pola gerak dominan senam lantai</text:span><text:span text:style-name="T10"> yang akan dipelajari</text:span><text:span text:style-name="T7"> (bertumpu, bergantung, berdiri satu kaki/keseimbangan, berputar, mengayun, menolak, melayang dan mendarat)</text:span><text:span text:style-name="T10">.</text:span></text:p>
              </text:list-item>
            </text:list>
            <text:p text:style-name="P22"/>
            <text:list xml:id="list92926531407201" text:continue-numbering="true" text:style-name="WWNum10">
              <text:list-item>
                <text:p text:style-name="P67"><text:span text:style-name="T10">Siswa mencoba gerakan berbagai </text:span><text:span text:style-name="T7">pola gerak dominan senam lantai</text:span><text:span text:style-name="T10"> yang akan dipelajari</text:span><text:span text:style-name="T7"> (bertumpu, bergantung, berdiri satu kaki/keseimbangan, berputar, mengayun, menolak, melayang dan mendarat)</text:span><text:span text:style-name="T10"> yang telah diperagakan oleh guru</text:span><text:span text:style-name="T7"> dalam waktu tertentu secara berulang-ulang dalam waktu tertentu secara berulang-ulang</text:span><text:span text:style-name="T10">.</text:span></text:p>
              </text:list-item>
            </text:list>
            <text:p text:style-name="P19"/>
            <text:list xml:id="list92925688997606" text:continue-numbering="true" text:style-name="WWNum10">
              <text:list-item>
                <text:p text:style-name="P67"><text:span text:style-name="T10">Siswa mempraktikkan secara berulang berbagai </text:span><text:span text:style-name="T7">pola gerak dominan senam lantai</text:span><text:span text:style-name="T10"> yang akan dipelajari</text:span><text:span text:style-name="T7"> (bertumpu, bergantung, berdiri satu kaki/</text:span><text:span text:style-name="T10"> </text:span><text:span text:style-name="T7">keseimbangan, berputar, mengayun, menolak, melayang dan mendarat)</text:span><text:span text:style-name="T10"> sesuai </text:span><text:soft-page-break/><text:span text:style-name="T10">dengan komando dan giliran yang diberikan oleh guru dilandasi nilai-nilai disiplin, percaya diri, sungguh-sungguh, dan kerja sama.</text:span></text:p>
              </text:list-item>
            </text:list>
            <text:p text:style-name="P21"/>
            <text:list xml:id="list92925640342284" text:continue-list="list92926486205081" text:style-name="WWNum8">
              <text:list-item>
                <text:p text:style-name="P55">Siswa menerima umpan balik secara langsung maupun tertunda dari guru secara klasikal.</text:p>
              </text:list-item>
            </text:list>
          </table:table-cell>
          <table:table-cell table:style-name="Table1.E7" office:value-type="string">
            <text:list xml:id="list92924889128856" text:continue-numbering="true" text:style-name="WWNum8">
              <text:list-item>
                <text:p text:style-name="P51">Hasil belajar siswa dinilai selama proses dan di akhir pembelajaran</text:p>
              </text:list-item>
            </text:list>
            <text:p text:style-name="P27"/>
          </table:table-cell>
          <table:table-cell table:style-name="Table1.F7" office:value-type="string">
            <text:p text:style-name="P8"><text:span text:style-name="T16">8</text:span> Jam</text:p>
          </table:table-cell>
          <table:table-cell table:style-name="Table1.G7" office:value-type="string">
            <text:list xml:id="list92926508334487" text:continue-list="list92924589615826" text:style-name="WWNum20">
              <text:list-item>
                <text:p text:style-name="P60">Buku guru</text:p>
              </text:list-item>
              <text:list-item>
                <text:p text:style-name="P60">Buku siswa</text:p>
              </text:list-item>
              <text:list-item>
                <text:p text:style-name="P63">Konteks yang relevan / sesuai</text:p>
              </text:list-item>
            </text:list>
          </table:table-cell>
        </table:table-row>
      </table:table>
      <text:p text:style-name="P12"/>
      <table:table table:name="Table11" table:style-name="Table11">
        <table:table-column table:style-name="Table11.A"/>
        <table:table-column table:style-name="Table11.B"/>
        <table:table-row table:style-name="Table11.1">
          <table:table-cell table:style-name="Table11.A1" office:value-type="string">
            <text:p text:style-name="P3">Mengetahui :</text:p>
            <text:p text:style-name="P4"><text:span text:style-name="T11">Kepala </text:span><text:span text:style-name="T12">Sekolah </text:span></text:p>
            <text:p text:style-name="P3"/>
            <text:p text:style-name="P3"/>
            <text:p text:style-name="P3"/>
            <text:p text:style-name="P5">Fahita R Muhammad <text:s/>S.Pd</text:p>
            <text:p text:style-name="P4"><text:span text:style-name="T11">NIP. </text:span><text:span text:style-name="T14">197105131995022001</text:span></text:p>
          </table:table-cell>
          <table:table-cell table:style-name="Table11.A1" office:value-type="string">
            <text:p text:style-name="P4"><text:span text:style-name="T13">Ternate</text:span><text:span text:style-name="T11">, </text:span><text:span text:style-name="T13">….</text:span><text:span text:style-name="T11"> Juli 201</text:span><text:span text:style-name="T13">8</text:span></text:p>
            <text:p text:style-name="P3">Guru Mata Pelajaran</text:p>
            <text:p text:style-name="P3"/>
            <text:p text:style-name="P7"/>
            <text:p text:style-name="P7"/>
            <text:p text:style-name="P6">Nurbaya Ahmad</text:p>
            <text:p text:style-name="P4"><text:span text:style-name="T11">NIP. </text:span><text:span text:style-name="T14">196612021987122006</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Bookman Old Style" svg:font-family="'Bookman Old Style'"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ookman Old Style" fo:font-family="'Bookman Old Style'" style:font-family-generic="roman" style:font-pitch="variable" fo:font-size="12pt" fo:language="id" fo:country="ID" style:font-size-asian="12pt" style:font-name-complex="Bookman Old Style1" style:font-family-complex="'Bookman Old Style'"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_20_Char" style:display-name="List Paragraph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a" fo:font-weight="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size-complex="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2"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3"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4." style:num-format="1">
        <style:list-level-properties text:list-level-position-and-space-mode="label-alignment">
          <style:list-level-label-alignment text:label-followed-by="listtab" fo:text-indent="-0.25in" fo:margin-left="0.5236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3"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4"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5"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11.6929in" fo:page-height="8.2681in" style:num-format="1" style:print-orientation="landscape" fo:margin-top="1.0193in" fo:margin-bottom="0.1965in" fo:margin-left="0.311in" fo:margin-right="0.31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091in" fo:margin-left="0in" fo:margin-right="0in" fo:margin-top="0.6693in"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host</meta:initial-creator>
    <meta:editing-cycles>65</meta:editing-cycles>
    <meta:creation-date>2017-07-27T13:23:00</meta:creation-date>
    <dc:date>2018-09-13T22:36:26.708300164</dc:date>
    <meta:editing-duration>PT2H25M13S</meta:editing-duration>
    <meta:generator>LibreOffice/6.0.7.3$Linux_X86_64 LibreOffice_project/00m0$Build-3</meta:generator>
    <meta:print-date>2018-09-09T23:47:51.460022273</meta:print-date>
    <meta:document-statistic meta:table-count="2" meta:image-count="0" meta:object-count="0" meta:page-count="6" meta:paragraph-count="128" meta:word-count="1144" meta:character-count="8000" meta:non-whitespace-character-count="70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